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epNodeLis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epNodeListImpl.nextMatchingElementAfter( Node current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1">
            <text:p text:style-name="Table_20_Contents">3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DeepNodeListImpl.DeepNodeListImpl( NodeImpl rootNode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epNodeListImpl.item( int 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epNodeListImpl.DeepNodeListImpl( NodeImpl rootNode , String nsName , String tag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